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7.1pt"/>
    </style:style>
    <style:style style:name="co2" style:family="table-column">
      <style:table-column-properties fo:break-before="auto" style:column-width="46.46pt"/>
    </style:style>
    <style:style style:name="co3" style:family="table-column">
      <style:table-column-properties fo:break-before="auto" style:column-width="241.5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247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2.01pt" fo:break-before="auto" style:use-optimal-row-height="true"/>
    </style:style>
    <style:style style:name="ro3" style:family="table-row">
      <style:table-row-properties style:row-height="55.5pt" fo:break-before="auto" style:use-optimal-row-height="true"/>
    </style:style>
    <style:style style:name="ro4" style:family="table-row">
      <style:table-row-properties style:row-height="57pt" fo:break-before="auto" style:use-optimal-row-height="false"/>
    </style:style>
    <style:style style:name="ro5" style:family="table-row">
      <style:table-row-properties style:row-height="28.49pt" fo:break-before="auto" style:use-optimal-row-height="true"/>
    </style:style>
    <style:style style:name="ro6" style:family="table-row">
      <style:table-row-properties style:row-height="43.51pt" fo:break-before="auto" style:use-optimal-row-height="false"/>
    </style:style>
    <style:style style:name="ro7" style:family="table-row">
      <style:table-row-properties style:row-height="45.75pt" fo:break-before="auto" style:use-optimal-row-height="false"/>
    </style:style>
    <style:style style:name="ro8" style:family="table-row">
      <style:table-row-properties style:row-height="52.5pt" fo:break-before="auto" style:use-optimal-row-height="false"/>
    </style:style>
    <style:style style:name="ro9" style:family="table-row">
      <style:table-row-properties style:row-height="65.99pt" fo:break-before="auto" style:use-optimal-row-height="false"/>
    </style:style>
    <style:style style:name="ro10" style:family="table-row">
      <style:table-row-properties style:row-height="40.51pt" fo:break-before="auto" style:use-optimal-row-height="false"/>
    </style:style>
    <style:style style:name="ro11" style:family="table-row">
      <style:table-row-properties style:row-height="60.75pt" fo:break-before="auto" style:use-optimal-row-height="false"/>
    </style:style>
    <style:style style:name="ro12" style:family="table-row">
      <style:table-row-properties style:row-height="39pt" fo:break-before="auto" style:use-optimal-row-height="false"/>
    </style:style>
    <style:style style:name="ro13" style:family="table-row">
      <style:table-row-properties style:row-height="23.24pt" fo:break-before="auto" style:use-optimal-row-height="fals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de9a9"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4c6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de9a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f4c6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de9a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09e6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f4c6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de9a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4c6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de9a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09e6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fo:font-size="12pt" style:font-size-asian="12pt" style:font-size-complex="12pt"/>
    </style:style>
    <style:style style:name="ce2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f200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ackground-color="#ccf4c6" fo:wrap-option="wrap" fo:border="0.06pt solid #000000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fo:background-color="#fde9a9" fo:wrap-option="wrap" fo:border="0.06pt solid #000000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fo:background-color="#ccf4c6" fo:wrap-option="wrap" fo:border="0.06pt solid #00000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2" style:family="table-cell" style:parent-style-name="Default">
      <style:table-cell-properties fo:background-color="#fde9a9" fo:border="0.06pt solid #00000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ackground-color="#f09e6f" fo:border="0.06pt solid #00000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ackground-color="transparent" fo:border="0.06pt solid #00000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53" style:family="table-cell" style:parent-style-name="Default">
      <style:table-cell-properties fo:background-color="transparent" fo:border="non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style:font-name="Liberation Serif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erif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1019" table:default-cell-style-name="ce26"/>
        <table:table-row table:style-name="ro1">
          <table:table-cell office:value-type="string" calcext:value-type="string">
            <text:p>INTIMALS deliver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liverables from WP0: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P0.1 Prototype of legacy software importer ©syntactic information¨ for the INTiMALS meta-model ( RL ; due end of M04)</text:span>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1">R0.2 Report on the evaluation of INTiMALS’ support for mining coding conventions &amp; idioms in legacy systems ( RL ; first draft due end of M07, final version due end of M12)</text:span>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P0.3 Extension semantic information of the legacy software importer for the INTiMALS meta-model (RL ; end of M16)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R0.4 Report on the evaluation of INTiMALS’ support for mining usage patterns ( RL ; first draft due end of M19, final version due end of M24)</text:span>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1" office:value-type="string" calcext:value-type="string">
            <text:p>P0.5 Extension version information¨ of the legacy software importer for the INTiMALS meta-model ( RL ; end of M28)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11" office:value-type="string" calcext:value-type="string">
            <text:p><text:span text:style-name="T2">R0.6 Report on the evaluation of INTiMALS’ support for edit patterns in UC3 ( RL ; first draft due end of M31, final version due end of M36)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Deliverables from WP1 (P=prototype, R=report, bold=task leader)</text:p>
          </table:table-cell>
          <table:table-cell table:style-name="ce21"/>
          <table:table-cell table:style-name="ce27" table:number-columns-repeated="1022"/>
        </table:table-row>
        <table:table-row table:style-name="ro2">
          <table:table-cell table:style-name="ce3" office:value-type="string" calcext:value-type="string">
            <text:p><text:span text:style-name="T1">P1.1 Prototype implementation of the meta-model and an accompanying importer for syntactic information ( VUB , UCL, R; due M03)</text:span>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4" office:value-type="string" calcext:value-type="string">
            <text:p><text:span text:style-name="T3">P1.2 Prototype implementation of its representation for coding conventions &amp; idioms ( UCL , VUB, RL; due end of M03)</text:span>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P1.3 Extension of meta-model and importer with support for semantic information ( VUB , UCL, RL; due end of M15)</text:span></text:p>
          </table:table-cell>
          <table:table-cell table:style-name="ce3"/>
          <table:table-cell table:number-columns-repeated="1022"/>
        </table:table-row>
        <table:table-row table:style-name="ro5">
          <table:table-cell table:style-name="ce3" office:value-type="string" calcext:value-type="string">
            <text:p>P1.4 Prototype implementation of its representation for usage patterns ( UCL , VUB, RL; due end of M15)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11" office:value-type="string" calcext:value-type="string">
            <text:p>P1.5 Extension of meta-model and importer with support for change information ( VUB , UCL, RL; due end of M27)</text:p>
          </table:table-cell>
          <table:table-cell table:style-name="ce3" office:value-type="string" calcext:value-type="string">
            <text:p>P1.5b</text:p>
          </table:table-cell>
          <table:table-cell office:value-type="string" calcext:value-type="string">
            <text:p>Meta-model for mining patterns in 2-class data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P1.6 Prototype implementation of its representation for edit patterns ( UCL , VUB, RL; due end of M27)</text:p>
          </table:table-cell>
          <table:table-cell table:style-name="ce3" office:value-type="string" calcext:value-type="string">
            <text:p>P1.6b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eliverables from WP2 (P=prototype, R=report, bold=task leader)</text:p>
          </table:table-cell>
          <table:table-cell table:style-name="ce5"/>
          <table:table-cell table:style-name="ce51" office:value-type="string" calcext:value-type="string">
            <text:p>Note</text:p>
          </table:table-cell>
          <table:table-cell table:style-name="ce55" office:value-type="string" calcext:value-type="string" table:number-columns-spanned="2" table:number-rows-spanned="1">
            <text:p>VUB</text:p>
          </table:table-cell>
          <table:covered-table-cell table:style-name="ce51"/>
          <table:table-cell table:number-columns-repeated="1019"/>
        </table:table-row>
        <table:table-row table:style-name="ro8">
          <table:table-cell table:style-name="ce6" office:value-type="string" calcext:value-type="string">
            <text:p><text:span text:style-name="T2">P2.1 Frequent subgraph mining system for discovering patterns in attributed graphs, optimized for directed acyclic graphs ( </text:span><text:span text:style-name="T4">UCL</text:span><text:span text:style-name="T5"> , VUB; due end of M06)</text:span></text:p>
          </table:table-cell>
          <table:table-cell table:style-name="ce22" office:value-type="string" calcext:value-type="string">
            <text:p>P2.1</text:p>
          </table:table-cell>
          <table:table-cell table:style-name="ce46" office:value-type="string" calcext:value-type="string">
            <text:p>FREQTALS algorithm</text:p>
          </table:table-cell>
          <table:table-cell table:style-name="ce33" table:number-columns-repeated="1021"/>
        </table:table-row>
        <table:table-row table:style-name="ro9">
          <table:table-cell table:style-name="ce6" office:value-type="string" calcext:value-type="string">
            <text:p><text:span text:style-name="T2">R2.2 Report on its application to mining for coding conventions &amp; idioms in syntactic information represented according to the meta­model of P1.1 ( </text:span><text:span text:style-name="T4">UCL</text:span><text:span text:style-name="T5"> , VUB; first draft due end of M06, final version due end of M12)</text:span></text:p>
          </table:table-cell>
          <table:table-cell table:style-name="ce22" office:value-type="string" calcext:value-type="string">
            <text:p>R2.2</text:p>
          </table:table-cell>
          <table:table-cell table:style-name="ce46" office:value-type="string" calcext:value-type="string">
            <text:p>FREQTALS evaluation</text:p>
          </table:table-cell>
          <table:table-cell table:style-name="ce33" table:number-columns-repeated="1021"/>
        </table:table-row>
        <table:table-row table:style-name="ro10">
          <table:table-cell table:style-name="ce6" office:value-type="string" calcext:value-type="string">
            <text:p><text:span text:style-name="T2">P2.3 Adaptation of the frequent subgraph mining algorithm to support usage patterns ( </text:span><text:span text:style-name="T4">UCL</text:span><text:span text:style-name="T5"> , VUB; due end of M18)</text:span></text:p>
          </table:table-cell>
          <table:table-cell table:style-name="ce22" office:value-type="string" calcext:value-type="string">
            <text:p>P2.3b</text:p>
          </table:table-cell>
          <table:table-cell table:style-name="ce46" office:value-type="string" calcext:value-type="string">
            <text:p>P2.3b-miner-semantic-patterns-subdue</text:p>
          </table:table-cell>
          <table:table-cell table:style-name="ce33" office:value-type="string" calcext:value-type="string">
            <text:p>P2.3</text:p>
          </table:table-cell>
          <table:table-cell table:style-name="ce33" office:value-type="string" calcext:value-type="string">
            <text:p>P2.3-miner-semantic-patterns (BIG-GROUM)</text:p>
          </table:table-cell>
          <table:table-cell table:style-name="ce33" table:number-columns-repeated="1019"/>
        </table:table-row>
        <table:table-row table:style-name="ro11">
          <table:table-cell table:style-name="ce6" office:value-type="string" calcext:value-type="string">
            <text:p><text:span text:style-name="T2">R2.4 Report on its application to mining for usage patterns in semantic information represented according to the meta­model of P1.3 ( </text:span><text:span text:style-name="T4">UCL</text:span><text:span text:style-name="T5">, VUB; first draft due end of M18, final version due end of M24)</text:span></text:p>
          </table:table-cell>
          <table:table-cell table:style-name="ce22" office:value-type="string" calcext:value-type="string">
            <text:p>R2.4b</text:p>
          </table:table-cell>
          <table:table-cell table:style-name="ce46" office:value-type="string" calcext:value-type="string">
            <text:p>R2.4b-miner-semantic-patterns-subdue</text:p>
          </table:table-cell>
          <table:table-cell table:style-name="ce33" office:value-type="string" calcext:value-type="string">
            <text:p>R2.4</text:p>
          </table:table-cell>
          <table:table-cell table:style-name="ce33" office:value-type="string" calcext:value-type="string">
            <text:p>R2.4-evaluation-semantic-miner (BIG-GROUMS)</text:p>
          </table:table-cell>
          <table:table-cell table:style-name="ce33" table:number-columns-repeated="1019"/>
        </table:table-row>
        <table:table-row table:style-name="ro12">
          <table:table-cell table:style-name="ce7" office:value-type="string" calcext:value-type="string">
            <text:p><text:span text:style-name="T2">P2.5 Adaptation of the frequent subgraph mining algorithm to support edit patterns ( </text:span><text:span text:style-name="T4">VUB</text:span><text:span text:style-name="T5">, </text:span><text:span text:style-name="T6">UCL</text:span><text:span text:style-name="T5">; due end of M30)</text:span></text:p>
          </table:table-cell>
          <table:table-cell table:style-name="ce23" office:value-type="string" calcext:value-type="string">
            <text:p>P2.5b</text:p>
          </table:table-cell>
          <table:table-cell table:style-name="ce47" office:value-type="string" calcext:value-type="string">
            <text:p>P2.5b-mining-edit-patterns-from-different-versions</text:p>
          </table:table-cell>
          <table:table-cell table:style-name="ce33" office:value-type="string" calcext:value-type="string">
            <text:p>P2.5a</text:p>
          </table:table-cell>
          <table:table-cell table:style-name="ce33" office:value-type="string" calcext:value-type="string">
            <text:p>SysEdMiner ? Or student thesis</text:p>
          </table:table-cell>
          <table:table-cell table:style-name="ce33" table:number-columns-repeated="1019"/>
        </table:table-row>
        <table:table-row table:style-name="ro11">
          <table:table-cell table:style-name="ce7" office:value-type="string" calcext:value-type="string">
            <text:p><text:span text:style-name="T2">R2.6 Report on its application to mining for edit patterns in change information represented according to the meta-model of P1.5 ( </text:span><text:span text:style-name="T4">VUB</text:span><text:span text:style-name="T5">, </text:span><text:span text:style-name="T6">UCL</text:span><text:span text:style-name="T5">; first draft due end of M30, final version due end of M36)</text:span></text:p>
          </table:table-cell>
          <table:table-cell table:style-name="ce23" office:value-type="string" calcext:value-type="string">
            <text:p>R2.6b</text:p>
          </table:table-cell>
          <table:table-cell table:style-name="ce47" office:value-type="string" calcext:value-type="string">
            <text:p>R2.6b-evaluatate-mining-edit-patterns-from-different-versions</text:p>
          </table:table-cell>
          <table:table-cell table:style-name="ce33" office:value-type="string" calcext:value-type="string">
            <text:p>R2.6a</text:p>
          </table:table-cell>
          <table:table-cell table:style-name="ce33" office:value-type="string" calcext:value-type="string">
            <text:p>evaluate SysEdMiner ?</text:p>
          </table:table-cell>
          <table:table-cell table:style-name="ce33" table:number-columns-repeated="1019"/>
        </table:table-row>
        <table:table-row table:style-name="ro13">
          <table:table-cell table:style-name="ce16" office:value-type="string" calcext:value-type="string">
            <text:p>Additional Pattern Miner Evaluation (<text:span text:style-name="T7">UCL</text:span><text:span text:style-name="T8">, VUB, RL</text:span>)</text:p>
          </table:table-cell>
          <table:table-cell table:style-name="ce39" office:value-type="string" calcext:value-type="string">
            <text:p>R2.2b</text:p>
          </table:table-cell>
          <table:table-cell table:style-name="ce49" office:value-type="string" calcext:value-type="string">
            <text:p>R2.2b-BENEVOL2019</text:p>
          </table:table-cell>
          <table:table-cell table:style-name="ce33" table:number-columns-repeated="1021"/>
        </table:table-row>
        <table:table-row table:style-name="ro1">
          <table:table-cell table:style-name="ce19" office:value-type="string" calcext:value-type="string">
            <text:p>Mining patterns in C# source code</text:p>
          </table:table-cell>
          <table:table-cell table:style-name="ce38" office:value-type="string" calcext:value-type="string">
            <text:p>R2.2c</text:p>
          </table:table-cell>
          <table:table-cell table:style-name="ce52" office:value-type="string" calcext:value-type="string">
            <text:p>-&gt; 3.3</text:p>
          </table:table-cell>
          <table:table-cell table:style-name="ce33" table:number-columns-repeated="1021"/>
        </table:table-row>
        <table:table-row table:style-name="ro1">
          <table:table-cell table:style-name="ce17" office:value-type="string" calcext:value-type="string">
            <text:p>Mining patterns in Python source code</text:p>
          </table:table-cell>
          <table:table-cell table:style-name="ce40" office:value-type="string" calcext:value-type="string">
            <text:p>R2.6c</text:p>
          </table:table-cell>
          <table:table-cell table:style-name="ce50" office:value-type="string" calcext:value-type="string">
            <text:p>Writing → R0.6</text:p>
          </table:table-cell>
          <table:table-cell table:style-name="ce33" table:number-columns-repeated="1021"/>
        </table:table-row>
        <table:table-row table:style-name="ro1">
          <table:table-cell table:style-name="ce20" table:number-columns-repeated="2"/>
          <table:table-cell table:style-name="ce32"/>
          <table:table-cell table:style-name="ce33" table:number-columns-repeated="1021"/>
        </table:table-row>
        <table:table-row table:style-name="ro14">
          <table:table-cell table:style-name="Default" table:number-columns-repeated="1024"/>
        </table:table-row>
        <table:table-row table:style-name="ro1">
          <table:table-cell table:style-name="ce29" table:number-columns-repeated="2"/>
          <table:table-cell table:style-name="ce53"/>
          <table:table-cell table:style-name="ce33"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Deliverables from WP3 (P=prototype, R=report, bold=task leader)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P3.1 Prototype offering assistance for program comprehension in the form of a browser for mined patterns ( RL , VUB, UCL; due M09).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6" office:value-type="string" calcext:value-type="string">
            <text:p><text:span text:style-name="T1">P3.2 Prototype offering assistance for anomaly detection in the form of a browser for partial matches of mined patterns (</text:span><text:span text:style-name="T9">UCL</text:span><text:span text:style-name="T10"> , VUB, RL; due M21)</text:span></text:p>
          </table:table-cell>
          <table:table-cell table:style-name="ce36"/>
          <table:table-cell table:style-name="ce33" office:value-type="string" calcext:value-type="string">
            <text:p>???</text:p>
          </table:table-cell>
          <table:table-cell table:style-name="ce33"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1">P3.3 Prototype offering assistance for program modernisation in the form of edit recommendations that complete a partial match for a mined pattern ( VUB , UCL, RL; due M33)</text:span>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9:54:41.038242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20:10:22.402555226</meta:creation-date>
    <dc:date>2020-11-12T09:56:24.441167258</dc:date>
    <meta:editing-duration>PT12H11M59S</meta:editing-duration>
    <meta:editing-cycles>30</meta:editing-cycles>
    <meta:generator>LibreOffice/6.0.1.1$MacOSX_X86_64 LibreOffice_project/60bfb1526849283ce2491346ed2aa51c465abfe6</meta:generator>
    <meta:document-statistic meta:table-count="1" meta:cell-count="61" meta:object-count="0"/>
  </office:meta>
</office:document-meta>
</file>